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venir Next" svg:font-family="'Avenir Next'"/>
    <style:font-face style:name="Linux Libertine O" svg:font-family="'Linux Libertine O'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 style:shadow="none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style:border-line-width-top="0.0104in 0.0104in 0.0007in" fo:padding="0.0382in" fo:border-left="none" fo:border-right="none" fo:border-top="0.05pt double #000000" fo:border-bottom="0.05pt solid #000000"/>
    </style:style>
    <style:style style:name="Table1.A2" style:family="table-cell">
      <style:table-cell-properties fo:padding="0.0382in" fo:border-left="none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officeooo:rsid="001b9b10" officeooo:paragraph-rsid="001b9b10" style:font-weight-asian="bold" style:font-weight-complex="bold"/>
    </style:style>
    <style:style style:name="P2" style:family="paragraph" style:parent-style-name="Table_20_Contents">
      <style:text-properties officeooo:rsid="001c296c" officeooo:paragraph-rsid="001c29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NetID</text:p>
          </table:table-cell>
          <table:table-cell table:style-name="Table1.A1" office:value-type="string">
            <text:p text:style-name="P1">Section</text:p>
          </table:table-cell>
          <table:table-cell table:style-name="Table1.A1" office:value-type="string">
            <text:p text:style-name="P1">Guest Account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venir Next" svg:font-family="'Avenir Next'"/>
    <style:font-face style:name="Linux Libertine O" svg:font-family="'Linux Libertine O'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nux Libertine O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nux Libertine O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venir Next" fo:font-family="'Avenir Next'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Linux Libertine O" fo:font-family="'Linux Libertine O'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Linux Libertine O" fo:font-family="'Linux Libertine O'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nux Libertine O" fo:font-family="'Linux Libertine O'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17:39:17.718718533</meta:creation-date>
    <dc:date>2016-08-23T21:00:21.460950239</dc:date>
    <meta:editing-duration>PT3H15M53S</meta:editing-duration>
    <meta:editing-cycles>1</meta:editing-cycles>
    <meta:document-statistic meta:table-count="1" meta:image-count="0" meta:object-count="0" meta:page-count="1" meta:paragraph-count="3" meta:word-count="4" meta:character-count="25" meta:non-whitespace-character-count="24"/>
    <meta:generator>LibreOffice/5.1.5.2$Linux_X86_64 LibreOffice_project/10m0$Build-2</meta:generator>
  </office:meta>
</office:document-meta>
</file>